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<text:s/>MOM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4140005541" text:style-name="L1">
              <text:list-header>
                <text:p text:style-name="P5"/>
              </text:list-header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1497752575" text:style-name="L2">
              <text:list-header>
                <text:p text:style-name="P6"/>
              </text:list-header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5T18:19:43</dc:date>
    <dc:creator>jaipal </dc:creator>
    <meta:editing-duration>PT1H37M13S</meta:editing-duration>
    <meta:editing-cycles>98</meta:editing-cycles>
    <meta:document-statistic meta:table-count="1" meta:image-count="1" meta:object-count="0" meta:page-count="1" meta:paragraph-count="11" meta:word-count="22" meta:character-count="152" meta:non-whitespace-character-count="126"/>
  </office:meta>
</office:document-meta>
</file>